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2cm"/>
    </style:style>
    <style:style style:name="co3" style:family="table-column">
      <style:table-column-properties fo:break-before="auto" style:column-width="3.381cm"/>
    </style:style>
    <style:style style:name="co4" style:family="table-column">
      <style:table-column-properties fo:break-before="auto" style:column-width="4.826cm"/>
    </style:style>
    <style:style style:name="co5" style:family="table-column">
      <style:table-column-properties fo:break-before="auto" style:column-width="5.154cm"/>
    </style:style>
    <style:style style:name="co6" style:family="table-column">
      <style:table-column-properties fo:break-before="auto" style:column-width="3.627cm"/>
    </style:style>
    <style:style style:name="co7" style:family="table-column">
      <style:table-column-properties fo:break-before="auto" style:column-width="5.999cm"/>
    </style:style>
    <style:style style:name="co8" style:family="table-column">
      <style:table-column-properties fo:break-before="auto" style:column-width="3.708cm"/>
    </style:style>
    <style:style style:name="co9" style:family="table-column">
      <style:table-column-properties fo:break-before="auto" style:column-width="3.572cm"/>
    </style:style>
    <style:style style:name="co10" style:family="table-column">
      <style:table-column-properties fo:break-before="auto" style:column-width="5.973cm"/>
    </style:style>
    <style:style style:name="co11" style:family="table-column">
      <style:table-column-properties fo:break-before="auto" style:column-width="4.664cm"/>
    </style:style>
    <style:style style:name="co12" style:family="table-column">
      <style:table-column-properties fo:break-before="auto" style:column-width="4.854cm"/>
    </style:style>
    <style:style style:name="co13" style:family="table-column">
      <style:table-column-properties fo:break-before="auto" style:column-width="5.3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>
      <style:table-cell-properties fo:background-color="#ffff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19"/>
  </office:automatic-styles>
  <office:body>
    <office:spreadsheet>
      <table:calculation-settings table:automatic-find-labels="false" table:use-regular-expressions="false" table:use-wildcards="true"/>
      <table:table table:name="38kHz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_calc</text:p>
          </table:table-cell>
          <table:table-cell/>
        </table:table-row>
        <table:table-row table:style-name="ro1">
          <table:table-cell office:value-type="float" office:value="38000" calcext:value-type="float">
            <text:p>38000</text:p>
          </table:table-cell>
          <table:table-cell table:number-columns-repeated="2"/>
          <table:table-cell table:formula="of:=SQRT(3)/([.$A$2]*[.E2])" office:value-type="float" office:value="4558028.44097073" calcext:value-type="float">
            <text:p>4 558 028,44</text:p>
          </table:table-cell>
          <table:table-cell table:formula="of:=10*POWER(10;-12)" office:value-type="float" office:value="0.00000000001" calcext:value-type="float">
            <text:p>1E-11</text:p>
          </table:table-cell>
          <table:table-cell table:formula="of:=SQRT(3)/([.C2]*[.E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table:formula="of:=SQRT(3)/([.$A$2]*[.E3])" office:value-type="float" office:value="3798357.03414227" calcext:value-type="float">
            <text:p>3 798 357,03</text:p>
          </table:table-cell>
          <table:table-cell table:formula="of:=12*POWER(10;-12)" office:value-type="float" office:value="0.000000000012" calcext:value-type="float">
            <text:p>1,2E-11</text:p>
          </table:table-cell>
          <table:table-cell table:formula="of:=SQRT(3)/([.C3]*[.E3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table:formula="of:=SQRT(3)/([.$A$2]*[.E4])" office:value-type="float" office:value="3038685.62731382" calcext:value-type="float">
            <text:p>3 038 685,63</text:p>
          </table:table-cell>
          <table:table-cell table:formula="of:=15*POWER(10;-12)" office:value-type="float" office:value="0.000000000015" calcext:value-type="float">
            <text:p>1,5E-11</text:p>
          </table:table-cell>
          <table:table-cell table:formula="of:=SQRT(3)/([.C4]*[.E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table:formula="of:=SQRT(3)/([.$A$2]*[.E5])" office:value-type="float" office:value="2532238.02276152" calcext:value-type="float">
            <text:p>2 532 238,02</text:p>
          </table:table-cell>
          <table:table-cell table:formula="of:=18*POWER(10;-12)" office:value-type="float" office:value="0.000000000018" calcext:value-type="float">
            <text:p>1,8E-11</text:p>
          </table:table-cell>
          <table:table-cell table:formula="of:=SQRT(3)/([.C5]*[.E5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table:formula="of:=SQRT(3)/([.$A$2]*[.E6])" office:value-type="float" office:value="2279014.22048537" calcext:value-type="float">
            <text:p>2 279 014,22</text:p>
          </table:table-cell>
          <table:table-cell table:formula="of:=20*POWER(10;-12)" office:value-type="float" office:value="0.00000000002" calcext:value-type="float">
            <text:p>2E-11</text:p>
          </table:table-cell>
          <table:table-cell table:formula="of:=SQRT(3)/([.C6]*[.E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table:formula="of:=SQRT(3)/([.$A$2]*[.E7])" office:value-type="float" office:value="1519342.81365691" calcext:value-type="float">
            <text:p>1 519 342,81</text:p>
          </table:table-cell>
          <table:table-cell table:formula="of:=30*POWER(10;-12)" office:value-type="float" office:value="0.00000000003" calcext:value-type="float">
            <text:p>3E-11</text:p>
          </table:table-cell>
          <table:table-cell table:formula="of:=SQRT(3)/([.C7]*[.E7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00000" calcext:value-type="float">
            <text:p>1 300 000,00</text:p>
          </table:table-cell>
          <table:table-cell table:formula="of:=SQRT(3)/([.$A$2]*[.E8])" office:value-type="float" office:value="1381220.7396881" calcext:value-type="float">
            <text:p>1 381 220,74</text:p>
          </table:table-cell>
          <table:table-cell table:formula="of:=33*POWER(10;-12)" office:value-type="float" office:value="0.000000000033" calcext:value-type="float">
            <text:p>3,3E-11</text:p>
          </table:table-cell>
          <table:table-cell table:formula="of:=SQRT(3)/([.C8]*[.E8])" office:value-type="float" office:value="40374.1446985752" calcext:value-type="float">
            <text:p>40374,1446985752</text:p>
          </table:table-cell>
          <table:table-cell table:formula="of:=ABS([.$A$2]-[.F8])" office:value-type="float" office:value="2374.14469857522" calcext:value-type="float">
            <text:p>2 374,14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 000 000,00</text:p>
          </table:table-cell>
          <table:table-cell table:formula="of:=SQRT(3)/([.$A$2]*[.E9])" office:value-type="float" office:value="969793.285312921" calcext:value-type="float">
            <text:p>969 793,29</text:p>
          </table:table-cell>
          <table:table-cell table:formula="of:=47*POWER(10;-12)" office:value-type="float" office:value="0.000000000047" calcext:value-type="float">
            <text:p>4,7E-11</text:p>
          </table:table-cell>
          <table:table-cell table:formula="of:=SQRT(3)/([.C9]*[.E9])" office:value-type="float" office:value="36852.144841891" calcext:value-type="float">
            <text:p>36852,144841891</text:p>
          </table:table-cell>
          <table:table-cell table:formula="of:=ABS([.$A$2]-[.F9])" office:value-type="float" office:value="1147.85515810899" calcext:value-type="float">
            <text:p>1 147,86</text:p>
          </table:table-cell>
        </table:table-row>
        <table:table-row table:style-name="ro1">
          <table:table-cell table:number-columns-repeated="2"/>
          <table:table-cell office:value-type="float" office:value="470000" calcext:value-type="float">
            <text:p>470 000,00</text:p>
          </table:table-cell>
          <table:table-cell table:formula="of:=SQRT(3)/([.$A$2]*[.E10])" office:value-type="float" office:value="455802.844097073" calcext:value-type="float">
            <text:p>455 802,84</text:p>
          </table:table-cell>
          <table:table-cell table:formula="of:=100*POWER(10;-12)" office:value-type="float" office:value="0.0000000001" calcext:value-type="float">
            <text:p>1E-10</text:p>
          </table:table-cell>
          <table:table-cell table:formula="of:=SQRT(3)/([.C10]*[.E10])" office:value-type="float" office:value="36852.144841891" calcext:value-type="float">
            <text:p>36852,144841891</text:p>
          </table:table-cell>
          <table:table-cell table:formula="of:=ABS([.$A$2]-[.F10])" office:value-type="float" office:value="1147.855158109" calcext:value-type="float">
            <text:p>1 147,86</text:p>
          </table:table-cell>
        </table:table-row>
        <table:table-row table:style-name="ro1">
          <table:table-cell table:number-columns-repeated="2"/>
          <table:table-cell office:value-type="float" office:value="300000" calcext:value-type="float">
            <text:p>300 000,00</text:p>
          </table:table-cell>
          <table:table-cell table:formula="of:=SQRT(3)/([.$A$2]*[.E11])" office:value-type="float" office:value="303868.562731382" calcext:value-type="float">
            <text:p>303 868,56</text:p>
          </table:table-cell>
          <table:table-cell table:formula="of:=150*POWER(10;-12)" office:value-type="float" office:value="0.00000000015" calcext:value-type="float">
            <text:p>1,5E-10</text:p>
          </table:table-cell>
          <table:table-cell table:formula="of:=SQRT(3)/([.C11]*[.E11])" office:value-type="float" office:value="38490.017945975" calcext:value-type="float">
            <text:p>38490,017945975</text:p>
          </table:table-cell>
          <table:table-cell table:formula="of:=ABS([.$A$2]-[.F11])" office:value-type="float" office:value="490.017945975043" calcext:value-type="float">
            <text:p>490,02</text:p>
          </table:table-cell>
        </table:table-row>
        <table:table-row table:style-name="ro1">
          <table:table-cell table:number-columns-repeated="2"/>
          <table:table-cell office:value-type="float" office:value="200000" calcext:value-type="float">
            <text:p>200 000,00</text:p>
          </table:table-cell>
          <table:table-cell table:formula="of:=SQRT(3)/([.$A$2]*[.E12])" office:value-type="float" office:value="207183.110953215" calcext:value-type="float">
            <text:p>207 183,11</text:p>
          </table:table-cell>
          <table:table-cell table:formula="of:=220*POWER(10;-12)" office:value-type="float" office:value="0.00000000022" calcext:value-type="float">
            <text:p>2,2E-10</text:p>
          </table:table-cell>
          <table:table-cell table:formula="of:=SQRT(3)/([.C12]*[.E12])" office:value-type="float" office:value="39364.7910811108" calcext:value-type="float">
            <text:p>39364,7910811108</text:p>
          </table:table-cell>
          <table:table-cell table:formula="of:=ABS([.$A$2]-[.F12])" office:value-type="float" office:value="1364.79108111085" calcext:value-type="float">
            <text:p>1 364,79</text:p>
          </table:table-cell>
        </table:table-row>
        <table:table-row table:style-name="ro1">
          <table:table-cell table:number-columns-repeated="2"/>
          <table:table-cell office:value-type="float" office:value="130000" calcext:value-type="float">
            <text:p>130 000,00</text:p>
          </table:table-cell>
          <table:table-cell table:formula="of:=SQRT(3)/([.$A$2]*[.E13])" office:value-type="float" office:value="138122.07396881" calcext:value-type="float">
            <text:p>138 122,07</text:p>
          </table:table-cell>
          <table:table-cell table:formula="of:=330*POWER(10;-12)" office:value-type="float" office:value="0.00000000033" calcext:value-type="float">
            <text:p>3,3E-10</text:p>
          </table:table-cell>
          <table:table-cell table:formula="of:=SQRT(3)/([.C13]*[.E13])" office:value-type="float" office:value="40374.1446985752" calcext:value-type="float">
            <text:p>40374,1446985752</text:p>
          </table:table-cell>
          <table:table-cell table:formula="of:=ABS([.$A$2]-[.F13])" office:value-type="float" office:value="2374.14469857523" calcext:value-type="float">
            <text:p>2 374,14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 000,00</text:p>
          </table:table-cell>
          <table:table-cell table:formula="of:=SQRT(3)/([.$A$2]*[.E14])" office:value-type="float" office:value="96979.3285312921" calcext:value-type="float">
            <text:p>96 979,33</text:p>
          </table:table-cell>
          <table:table-cell table:formula="of:=470*POWER(10;-12)" office:value-type="float" office:value="0.00000000047" calcext:value-type="float">
            <text:p>4,7E-10</text:p>
          </table:table-cell>
          <table:table-cell table:formula="of:=SQRT(3)/([.C14]*[.E14])" office:value-type="float" office:value="36852.144841891" calcext:value-type="float">
            <text:p>36852,144841891</text:p>
          </table:table-cell>
          <table:table-cell table:formula="of:=ABS([.$A$2]-[.F14])" office:value-type="float" office:value="1147.855158109" calcext:value-type="float">
            <text:p>1 147,86</text:p>
          </table:table-cell>
        </table:table-row>
        <table:table-row table:style-name="ro1">
          <table:table-cell table:number-columns-repeated="2"/>
          <table:table-cell office:value-type="float" office:value="47000" calcext:value-type="float">
            <text:p>47 000,00</text:p>
          </table:table-cell>
          <table:table-cell table:formula="of:=SQRT(3)/([.$A$2]*[.E15])" office:value-type="float" office:value="45580.2844097073" calcext:value-type="float">
            <text:p>45 580,28</text:p>
          </table:table-cell>
          <table:table-cell table:formula="of:=1*POWER(10;-9)" office:value-type="float" office:value="0.000000001" calcext:value-type="float">
            <text:p>0,000000001</text:p>
          </table:table-cell>
          <table:table-cell table:formula="of:=SQRT(3)/([.C15]*[.E15])" office:value-type="float" office:value="36852.144841891" calcext:value-type="float">
            <text:p>36852,144841891</text:p>
          </table:table-cell>
          <table:table-cell table:formula="of:=ABS([.$A$2]-[.F15])" office:value-type="float" office:value="1147.855158109" calcext:value-type="float">
            <text:p>1 147,86</text:p>
          </table:table-cell>
        </table:table-row>
        <table:table-row table:style-name="ro1">
          <table:table-cell table:number-columns-repeated="2"/>
          <table:table-cell office:value-type="float" office:value="20000" calcext:value-type="float">
            <text:p>20 000,00</text:p>
          </table:table-cell>
          <table:table-cell table:formula="of:=SQRT(3)/([.$A$2]*[.E16])" office:value-type="float" office:value="20718.3110953215" calcext:value-type="float">
            <text:p>20 718,31</text:p>
          </table:table-cell>
          <table:table-cell table:formula="of:=2.2*POWER(10;-9)" office:value-type="float" office:value="0.0000000022" calcext:value-type="float">
            <text:p>0,0000000022</text:p>
          </table:table-cell>
          <table:table-cell table:formula="of:=SQRT(3)/([.C16]*[.E16])" office:value-type="float" office:value="39364.7910811108" calcext:value-type="float">
            <text:p>39364,7910811108</text:p>
          </table:table-cell>
          <table:table-cell table:formula="of:=ABS([.$A$2]-[.F16])" office:value-type="float" office:value="1364.79108111084" calcext:value-type="float">
            <text:p>1 364,79</text:p>
          </table:table-cell>
        </table:table-row>
        <table:table-row table:style-name="ro1">
          <table:table-cell table:number-columns-repeated="2"/>
          <table:table-cell office:value-type="float" office:value="13000" calcext:value-type="float">
            <text:p>13 000,00</text:p>
          </table:table-cell>
          <table:table-cell table:formula="of:=SQRT(3)/([.$A$2]*[.E17])" office:value-type="float" office:value="13812.207396881" calcext:value-type="float">
            <text:p>13 812,21</text:p>
          </table:table-cell>
          <table:table-cell table:formula="of:=3.3*POWER(10;-9)" office:value-type="float" office:value="0.0000000033" calcext:value-type="float">
            <text:p>0,0000000033</text:p>
          </table:table-cell>
          <table:table-cell table:formula="of:=SQRT(3)/([.C17]*[.E17])" office:value-type="float" office:value="40374.1446985752" calcext:value-type="float">
            <text:p>40374,1446985752</text:p>
          </table:table-cell>
          <table:table-cell table:formula="of:=ABS([.$A$2]-[.F17])" office:value-type="float" office:value="2374.14469857523" calcext:value-type="float">
            <text:p>2 374,14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 000,00</text:p>
          </table:table-cell>
          <table:table-cell table:formula="of:=SQRT(3)/([.$A$2]*[.E18])" office:value-type="float" office:value="9697.93285312921" calcext:value-type="float">
            <text:p>9 697,93</text:p>
          </table:table-cell>
          <table:table-cell table:formula="of:=4.7*POWER(10;-9)" office:value-type="float" office:value="0.0000000047" calcext:value-type="float">
            <text:p>0,0000000047</text:p>
          </table:table-cell>
          <table:table-cell table:formula="of:=SQRT(3)/([.C18]*[.E18])" office:value-type="float" office:value="36852.144841891" calcext:value-type="float">
            <text:p>36852,144841891</text:p>
          </table:table-cell>
          <table:table-cell table:formula="of:=ABS([.$A$2]-[.F18])" office:value-type="float" office:value="1147.855158109" calcext:value-type="float">
            <text:p>1 147,86</text:p>
          </table:table-cell>
        </table:table-row>
        <table:table-row table:style-name="ro1">
          <table:table-cell table:number-columns-repeated="2"/>
          <table:table-cell office:value-type="float" office:value="6800" calcext:value-type="float">
            <text:p>6 800,00</text:p>
          </table:table-cell>
          <table:table-cell table:formula="of:=SQRT(3)/([.$A$2]*[.E19])" office:value-type="float" office:value="6702.98300142754" calcext:value-type="float">
            <text:p>6 702,98</text:p>
          </table:table-cell>
          <table:table-cell table:formula="of:=6.8*POWER(10;-9)" office:value-type="float" office:value="0.0000000068" calcext:value-type="float">
            <text:p>0,0000000068</text:p>
          </table:table-cell>
          <table:table-cell table:formula="of:=SQRT(3)/([.C19]*[.E19])" office:value-type="float" office:value="37457.846184448" calcext:value-type="float">
            <text:p>37457,846184448</text:p>
          </table:table-cell>
          <table:table-cell table:formula="of:=ABS([.$A$2]-[.F19])" office:value-type="float" office:value="542.153815551967" calcext:value-type="float">
            <text:p>542,15</text:p>
          </table:table-cell>
        </table:table-row>
        <table:table-row table:style-name="ro1">
          <table:table-cell table:number-columns-repeated="2"/>
          <table:table-cell table:style-name="ce2" office:value-type="float" office:value="5600" calcext:value-type="float">
            <text:p>5 600,00</text:p>
          </table:table-cell>
          <table:table-cell table:style-name="ce2" table:formula="of:=SQRT(3)/([.$A$2]*[.E20])" office:value-type="float" office:value="5558.5712694765" calcext:value-type="float">
            <text:p>5 558,57</text:p>
          </table:table-cell>
          <table:table-cell table:style-name="ce3" table:formula="of:=8.2*POWER(10;-9)" office:value-type="float" office:value="0.0000000082" calcext:value-type="float">
            <text:p>0,0000000082</text:p>
          </table:table-cell>
          <table:table-cell table:style-name="ce3" table:formula="of:=SQRT(3)/([.C20]*[.E20])" office:value-type="float" office:value="37718.8764714477" calcext:value-type="float">
            <text:p>37718,8764714477</text:p>
          </table:table-cell>
          <table:table-cell table:style-name="ce2" table:formula="of:=ABS([.$A$2]-[.F20])" office:value-type="float" office:value="281.123528552322" calcext:value-type="float">
            <text:p>281,12</text:p>
          </table:table-cell>
        </table:table-row>
        <table:table-row table:style-name="ro1">
          <table:table-cell table:number-columns-repeated="2"/>
          <table:table-cell office:value-type="float" office:value="4700" calcext:value-type="float">
            <text:p>4 700,00</text:p>
          </table:table-cell>
          <table:table-cell table:formula="of:=SQRT(3)/([.$A$2]*[.E21])" office:value-type="float" office:value="4558.02844097073" calcext:value-type="float">
            <text:p>4 558,03</text:p>
          </table:table-cell>
          <table:table-cell table:formula="of:=10*POWER(10;-9)" office:value-type="float" office:value="0.00000001" calcext:value-type="float">
            <text:p>0,00000001</text:p>
          </table:table-cell>
          <table:table-cell table:formula="of:=SQRT(3)/([.C21]*[.E21])" office:value-type="float" office:value="36852.144841891" calcext:value-type="float">
            <text:p>36852,144841891</text:p>
          </table:table-cell>
          <table:table-cell table:formula="of:=ABS([.$A$2]-[.F21])" office:value-type="float" office:value="1147.855158109" calcext:value-type="float">
            <text:p>1 147,86</text:p>
          </table:table-cell>
        </table:table-row>
        <table:table-row table:style-name="ro1">
          <table:table-cell table:number-columns-repeated="2"/>
          <table:table-cell office:value-type="float" office:value="2000" calcext:value-type="float">
            <text:p>2 000,00</text:p>
          </table:table-cell>
          <table:table-cell table:formula="of:=SQRT(3)/([.$A$2]*[.E22])" office:value-type="float" office:value="2071.83110953215" calcext:value-type="float">
            <text:p>2 071,83</text:p>
          </table:table-cell>
          <table:table-cell table:formula="of:=22*POWER(10;-9)" office:value-type="float" office:value="0.000000022" calcext:value-type="float">
            <text:p>0,000000022</text:p>
          </table:table-cell>
          <table:table-cell table:formula="of:=SQRT(3)/([.C22]*[.E22])" office:value-type="float" office:value="39364.7910811108" calcext:value-type="float">
            <text:p>39364,7910811108</text:p>
          </table:table-cell>
          <table:table-cell table:formula="of:=ABS([.$A$2]-[.F22])" office:value-type="float" office:value="1364.79108111084" calcext:value-type="float">
            <text:p>1 364,79</text:p>
          </table:table-cell>
        </table:table-row>
        <table:table-row table:style-name="ro1">
          <table:table-cell table:number-columns-repeated="2"/>
          <table:table-cell office:value-type="float" office:value="1300" calcext:value-type="float">
            <text:p>1 300,00</text:p>
          </table:table-cell>
          <table:table-cell table:formula="of:=SQRT(3)/([.$A$2]*[.E23])" office:value-type="float" office:value="1381.2207396881" calcext:value-type="float">
            <text:p>1 381,22</text:p>
          </table:table-cell>
          <table:table-cell table:formula="of:=33*POWER(10;-9)" office:value-type="float" office:value="0.000000033" calcext:value-type="float">
            <text:p>0,000000033</text:p>
          </table:table-cell>
          <table:table-cell table:formula="of:=SQRT(3)/([.C23]*[.E23])" office:value-type="float" office:value="40374.1446985752" calcext:value-type="float">
            <text:p>40374,1446985752</text:p>
          </table:table-cell>
          <table:table-cell table:formula="of:=ABS([.$A$2]-[.F23])" office:value-type="float" office:value="2374.14469857522" calcext:value-type="float">
            <text:p>2 374,14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 000,00</text:p>
          </table:table-cell>
          <table:table-cell table:formula="of:=SQRT(3)/([.$A$2]*[.E24])" office:value-type="float" office:value="969.793285312921" calcext:value-type="float">
            <text:p>969,79</text:p>
          </table:table-cell>
          <table:table-cell table:formula="of:=47*POWER(10;-9)" office:value-type="float" office:value="0.000000047" calcext:value-type="float">
            <text:p>0,000000047</text:p>
          </table:table-cell>
          <table:table-cell table:formula="of:=SQRT(3)/([.C24]*[.E24])" office:value-type="float" office:value="36852.144841891" calcext:value-type="float">
            <text:p>36852,144841891</text:p>
          </table:table-cell>
          <table:table-cell table:formula="of:=ABS([.$A$2]-[.F24])" office:value-type="float" office:value="1147.855158109" calcext:value-type="float">
            <text:p>1 147,86</text:p>
          </table:table-cell>
        </table:table-row>
        <table:table-row table:style-name="ro1">
          <table:table-cell table:number-columns-repeated="2"/>
          <table:table-cell office:value-type="float" office:value="470" calcext:value-type="float">
            <text:p>470,00</text:p>
          </table:table-cell>
          <table:table-cell table:formula="of:=SQRT(3)/([.$A$2]*[.E25])" office:value-type="float" office:value="455.802844097073" calcext:value-type="float">
            <text:p>455,80</text:p>
          </table:table-cell>
          <table:table-cell table:formula="of:=100*POWER(10;-9)" office:value-type="float" office:value="0.0000001" calcext:value-type="float">
            <text:p>0,0000001</text:p>
          </table:table-cell>
          <table:table-cell table:formula="of:=SQRT(3)/([.C25]*[.E25])" office:value-type="float" office:value="36852.144841891" calcext:value-type="float">
            <text:p>36852,144841891</text:p>
          </table:table-cell>
          <table:table-cell table:formula="of:=ABS([.$A$2]-[.F25])" office:value-type="float" office:value="1147.855158109" calcext:value-type="float">
            <text:p>1 147,86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,00</text:p>
          </table:table-cell>
          <table:table-cell table:formula="of:=SQRT(3)/([.$A$2]*[.E26])" office:value-type="float" office:value="207.183110953215" calcext:value-type="float">
            <text:p>207,18</text:p>
          </table:table-cell>
          <table:table-cell table:formula="of:=220*POWER(10;-9)" office:value-type="float" office:value="0.00000022" calcext:value-type="float">
            <text:p>0,00000022</text:p>
          </table:table-cell>
          <table:table-cell table:formula="of:=SQRT(3)/([.C26]*[.E26])" office:value-type="float" office:value="39364.7910811108" calcext:value-type="float">
            <text:p>39364,7910811108</text:p>
          </table:table-cell>
          <table:table-cell table:formula="of:=ABS([.$A$2]-[.F26])" office:value-type="float" office:value="1364.79108111085" calcext:value-type="float">
            <text:p>1 364,79</text:p>
          </table:table-cell>
        </table:table-row>
        <table:table-row table:style-name="ro1">
          <table:table-cell table:number-columns-repeated="3"/>
          <table:table-cell table:formula="of:=SQRT(3)/([.$A$2]*[.E27])" office:value-type="float" office:value="96.9793285312921" calcext:value-type="float">
            <text:p>96,98</text:p>
          </table:table-cell>
          <table:table-cell table:formula="of:=470*POWER(10;-9)" office:value-type="float" office:value="0.00000047" calcext:value-type="float">
            <text:p>0,0000004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QRT(3)/([.$A$2]*[.E28])" office:value-type="float" office:value="45.5802844097073" calcext:value-type="float">
            <text:p>45,58</text:p>
          </table:table-cell>
          <table:table-cell table:formula="of:=1*POWER(10;-6)" office:value-type="float" office:value="0.000001" calcext:value-type="float">
            <text:p>0,00000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QRT(3)/([.$A$2]*[.E29])" office:value-type="float" office:value="20.7183110953215" calcext:value-type="float">
            <text:p>20,72</text:p>
          </table:table-cell>
          <table:table-cell table:formula="of:=2.2*POWER(10;-6)" office:value-type="float" office:value="0.0000022" calcext:value-type="float">
            <text:p>0,000002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QRT(3)/([.$A$2]*[.E30])" office:value-type="float" office:value="9.69793285312921" calcext:value-type="float">
            <text:p>9,70</text:p>
          </table:table-cell>
          <table:table-cell table:formula="of:=4.7*POWER(10;-6)" office:value-type="float" office:value="0.0000047" calcext:value-type="float">
            <text:p>0,000004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QRT(3)/([.$A$2]*[.E31])" office:value-type="float" office:value="4.55802844097073" calcext:value-type="float">
            <text:p>4,56</text:p>
          </table:table-cell>
          <table:table-cell table:formula="of:=10*POWER(10;-6)" office:value-type="float" office:value="0.00001" calcext:value-type="float">
            <text:p>0,0000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QRT(3)/([.$A$2]*[.E32])" office:value-type="float" office:value="2.07183110953215" calcext:value-type="float">
            <text:p>2,07</text:p>
          </table:table-cell>
          <table:table-cell table:formula="of:=22*POWER(10;-6)" office:value-type="float" office:value="0.000022" calcext:value-type="float">
            <text:p>0,00002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QRT(3)/([.$A$2]*[.E33])" office:value-type="float" office:value="0.969793285312921" calcext:value-type="float">
            <text:p>0,97</text:p>
          </table:table-cell>
          <table:table-cell table:formula="of:=47*POWER(10;-6)" office:value-type="float" office:value="0.000047" calcext:value-type="float">
            <text:p>0,00004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QRT(3)/([.$A$2]*[.E34])" office:value-type="float" office:value="0.455802844097073" calcext:value-type="float">
            <text:p>0,46</text:p>
          </table:table-cell>
          <table:table-cell table:formula="of:=100*POWER(10;-6)" office:value-type="float" office:value="0.0001" calcext:value-type="float">
            <text:p>0,0001</text:p>
          </table:table-cell>
          <table:table-cell table:number-columns-repeated="2"/>
        </table:table-row>
        <table:table-row table:style-name="ro1" table:number-rows-repeated="104854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70Hz" table:style-name="ta1">
        <table:table-column table:style-name="co1" table:number-columns-repeated="2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_calc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SQRT(3)/([.$A$2]*[.E2])" office:value-type="float" office:value="2474358296.52697" calcext:value-type="float">
            <text:p>2 474 358 296,53</text:p>
          </table:table-cell>
          <table:table-cell table:formula="of:=10*POWER(10;-12)" office:value-type="float" office:value="0.00000000001" calcext:value-type="float">
            <text:p>1E-11</text:p>
          </table:table-cell>
          <table:table-cell table:formula="of:=SQRT(3)/([.C2]*[.E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table:formula="of:=SQRT(3)/([.$A$2]*[.E3])" office:value-type="float" office:value="2061965247.10581" calcext:value-type="float">
            <text:p>2 061 965 247,11</text:p>
          </table:table-cell>
          <table:table-cell table:formula="of:=12*POWER(10;-12)" office:value-type="float" office:value="0.000000000012" calcext:value-type="float">
            <text:p>1,2E-11</text:p>
          </table:table-cell>
          <table:table-cell table:formula="of:=SQRT(3)/([.C3]*[.E3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table:formula="of:=SQRT(3)/([.$A$2]*[.E4])" office:value-type="float" office:value="1649572197.68465" calcext:value-type="float">
            <text:p>1 649 572 197,68</text:p>
          </table:table-cell>
          <table:table-cell table:formula="of:=15*POWER(10;-12)" office:value-type="float" office:value="0.000000000015" calcext:value-type="float">
            <text:p>1,5E-11</text:p>
          </table:table-cell>
          <table:table-cell table:formula="of:=SQRT(3)/([.C4]*[.E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table:formula="of:=SQRT(3)/([.$A$2]*[.E5])" office:value-type="float" office:value="1374643498.07054" calcext:value-type="float">
            <text:p>1 374 643 498,07</text:p>
          </table:table-cell>
          <table:table-cell table:formula="of:=18*POWER(10;-12)" office:value-type="float" office:value="0.000000000018" calcext:value-type="float">
            <text:p>1,8E-11</text:p>
          </table:table-cell>
          <table:table-cell table:formula="of:=SQRT(3)/([.C5]*[.E5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table:formula="of:=SQRT(3)/([.$A$2]*[.E6])" office:value-type="float" office:value="1237179148.26348" calcext:value-type="float">
            <text:p>1 237 179 148,26</text:p>
          </table:table-cell>
          <table:table-cell table:formula="of:=20*POWER(10;-12)" office:value-type="float" office:value="0.00000000002" calcext:value-type="float">
            <text:p>2E-11</text:p>
          </table:table-cell>
          <table:table-cell table:formula="of:=SQRT(3)/([.C6]*[.E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table:formula="of:=SQRT(3)/([.$A$2]*[.E7])" office:value-type="float" office:value="824786098.842323" calcext:value-type="float">
            <text:p>824 786 098,84</text:p>
          </table:table-cell>
          <table:table-cell table:formula="of:=30*POWER(10;-12)" office:value-type="float" office:value="0.00000000003" calcext:value-type="float">
            <text:p>3E-11</text:p>
          </table:table-cell>
          <table:table-cell table:formula="of:=SQRT(3)/([.C7]*[.E7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table:formula="of:=SQRT(3)/([.$A$2]*[.E8])" office:value-type="float" office:value="749805544.402111" calcext:value-type="float">
            <text:p>749 805 544,40</text:p>
          </table:table-cell>
          <table:table-cell table:formula="of:=33*POWER(10;-12)" office:value-type="float" office:value="0.000000000033" calcext:value-type="float">
            <text:p>3,3E-11</text:p>
          </table:table-cell>
          <table:table-cell table:formula="of:=SQRT(3)/([.C8]*[.E8])" office:value-type="string" office:string-value="" calcext:value-type="error">
            <text:p>#DIV/0!</text:p>
          </table:table-cell>
          <table:table-cell table:formula="of:=ABS([.$A$2]-[.F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QRT(3)/([.$A$2]*[.E9])" office:value-type="float" office:value="526459212.027014" calcext:value-type="float">
            <text:p>526 459 212,03</text:p>
          </table:table-cell>
          <table:table-cell table:formula="of:=47*POWER(10;-12)" office:value-type="float" office:value="0.000000000047" calcext:value-type="float">
            <text:p>4,7E-11</text:p>
          </table:table-cell>
          <table:table-cell table:formula="of:=SQRT(3)/([.C9]*[.E9])" office:value-type="string" office:string-value="" calcext:value-type="error">
            <text:p>#DIV/0!</text:p>
          </table:table-cell>
          <table:table-cell table:formula="of:=ABS([.$A$2]-[.F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QRT(3)/([.$A$2]*[.E10])" office:value-type="float" office:value="247435829.652697" calcext:value-type="float">
            <text:p>247 435 829,65</text:p>
          </table:table-cell>
          <table:table-cell table:formula="of:=100*POWER(10;-12)" office:value-type="float" office:value="0.0000000001" calcext:value-type="float">
            <text:p>1E-10</text:p>
          </table:table-cell>
          <table:table-cell table:formula="of:=SQRT(3)/([.C10]*[.E10])" office:value-type="string" office:string-value="" calcext:value-type="error">
            <text:p>#DIV/0!</text:p>
          </table:table-cell>
          <table:table-cell table:formula="of:=ABS([.$A$2]-[.F1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QRT(3)/([.$A$2]*[.E11])" office:value-type="float" office:value="164957219.768465" calcext:value-type="float">
            <text:p>164 957 219,77</text:p>
          </table:table-cell>
          <table:table-cell table:formula="of:=150*POWER(10;-12)" office:value-type="float" office:value="0.00000000015" calcext:value-type="float">
            <text:p>1,5E-10</text:p>
          </table:table-cell>
          <table:table-cell table:formula="of:=SQRT(3)/([.C11]*[.E11])" office:value-type="string" office:string-value="" calcext:value-type="error">
            <text:p>#DIV/0!</text:p>
          </table:table-cell>
          <table:table-cell table:formula="of:=ABS([.$A$2]-[.F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QRT(3)/([.$A$2]*[.E12])" office:value-type="float" office:value="112470831.660317" calcext:value-type="float">
            <text:p>112 470 831,66</text:p>
          </table:table-cell>
          <table:table-cell table:formula="of:=220*POWER(10;-12)" office:value-type="float" office:value="0.00000000022" calcext:value-type="float">
            <text:p>2,2E-10</text:p>
          </table:table-cell>
          <table:table-cell table:formula="of:=SQRT(3)/([.C12]*[.E12])" office:value-type="string" office:string-value="" calcext:value-type="error">
            <text:p>#DIV/0!</text:p>
          </table:table-cell>
          <table:table-cell table:formula="of:=ABS([.$A$2]-[.F1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QRT(3)/([.$A$2]*[.E13])" office:value-type="float" office:value="74980554.4402111" calcext:value-type="float">
            <text:p>74 980 554,44</text:p>
          </table:table-cell>
          <table:table-cell table:formula="of:=330*POWER(10;-12)" office:value-type="float" office:value="0.00000000033" calcext:value-type="float">
            <text:p>3,3E-10</text:p>
          </table:table-cell>
          <table:table-cell table:formula="of:=SQRT(3)/([.C13]*[.E13])" office:value-type="string" office:string-value="" calcext:value-type="error">
            <text:p>#DIV/0!</text:p>
          </table:table-cell>
          <table:table-cell table:formula="of:=ABS([.$A$2]-[.F1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QRT(3)/([.$A$2]*[.E14])" office:value-type="float" office:value="52645921.2027014" calcext:value-type="float">
            <text:p>52 645 921,20</text:p>
          </table:table-cell>
          <table:table-cell table:formula="of:=470*POWER(10;-12)" office:value-type="float" office:value="0.00000000047" calcext:value-type="float">
            <text:p>4,7E-10</text:p>
          </table:table-cell>
          <table:table-cell table:formula="of:=SQRT(3)/([.C14]*[.E14])" office:value-type="string" office:string-value="" calcext:value-type="error">
            <text:p>#DIV/0!</text:p>
          </table:table-cell>
          <table:table-cell table:formula="of:=ABS([.$A$2]-[.F1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QRT(3)/([.$A$2]*[.E15])" office:value-type="float" office:value="24743582.9652697" calcext:value-type="float">
            <text:p>24 743 582,97</text:p>
          </table:table-cell>
          <table:table-cell table:formula="of:=1*POWER(10;-9)" office:value-type="float" office:value="0.000000001" calcext:value-type="float">
            <text:p>0,000000001</text:p>
          </table:table-cell>
          <table:table-cell table:formula="of:=SQRT(3)/([.C15]*[.E15])" office:value-type="string" office:string-value="" calcext:value-type="error">
            <text:p>#DIV/0!</text:p>
          </table:table-cell>
          <table:table-cell table:formula="of:=ABS([.$A$2]-[.F1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QRT(3)/([.$A$2]*[.E16])" office:value-type="float" office:value="11247083.1660317" calcext:value-type="float">
            <text:p>11 247 083,17</text:p>
          </table:table-cell>
          <table:table-cell table:formula="of:=2.2*POWER(10;-9)" office:value-type="float" office:value="0.0000000022" calcext:value-type="float">
            <text:p>0,0000000022</text:p>
          </table:table-cell>
          <table:table-cell table:formula="of:=SQRT(3)/([.C16]*[.E16])" office:value-type="string" office:string-value="" calcext:value-type="error">
            <text:p>#DIV/0!</text:p>
          </table:table-cell>
          <table:table-cell table:formula="of:=ABS([.$A$2]-[.F1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float" office:value="7500000" calcext:value-type="float">
            <text:p>7 500 000,00</text:p>
          </table:table-cell>
          <table:table-cell table:formula="of:=SQRT(3)/([.$A$2]*[.E17])" office:value-type="float" office:value="7498055.44402111" calcext:value-type="float">
            <text:p>7 498 055,44</text:p>
          </table:table-cell>
          <table:table-cell table:formula="of:=3.3*POWER(10;-9)" office:value-type="float" office:value="0.0000000033" calcext:value-type="float">
            <text:p>0,0000000033</text:p>
          </table:table-cell>
          <table:table-cell table:formula="of:=SQRT(3)/([.C17]*[.E17])" office:value-type="float" office:value="69.9818508108637" calcext:value-type="float">
            <text:p>69,9818508108637</text:p>
          </table:table-cell>
          <table:table-cell table:formula="of:=ABS([.$A$2]-[.F17])" office:value-type="float" office:value="0.0181491891362811" calcext:value-type="float">
            <text:p>0,02</text:p>
          </table:table-cell>
        </table:table-row>
        <table:table-row table:style-name="ro1">
          <table:table-cell table:number-columns-repeated="2"/>
          <table:table-cell office:value-type="float" office:value="5100000" calcext:value-type="float">
            <text:p>5 100 000,00</text:p>
          </table:table-cell>
          <table:table-cell table:formula="of:=SQRT(3)/([.$A$2]*[.E18])" office:value-type="float" office:value="5264592.12027014" calcext:value-type="float">
            <text:p>5 264 592,12</text:p>
          </table:table-cell>
          <table:table-cell table:formula="of:=4.7*POWER(10;-9)" office:value-type="float" office:value="0.0000000047" calcext:value-type="float">
            <text:p>0,0000000047</text:p>
          </table:table-cell>
          <table:table-cell table:formula="of:=SQRT(3)/([.C18]*[.E18])" office:value-type="float" office:value="72.2591075331196" calcext:value-type="float">
            <text:p>72,2591075331196</text:p>
          </table:table-cell>
          <table:table-cell table:formula="of:=ABS([.$A$2]-[.F18])" office:value-type="float" office:value="2.2591075331196" calcext:value-type="float">
            <text:p>2,26</text:p>
          </table:table-cell>
        </table:table-row>
        <table:table-row table:style-name="ro1">
          <table:table-cell table:number-columns-repeated="2"/>
          <table:table-cell office:value-type="float" office:value="3600000" calcext:value-type="float">
            <text:p>3 600 000,00</text:p>
          </table:table-cell>
          <table:table-cell table:formula="of:=SQRT(3)/([.$A$2]*[.E19])" office:value-type="float" office:value="3638762.20077495" calcext:value-type="float">
            <text:p>3 638 762,20</text:p>
          </table:table-cell>
          <table:table-cell table:formula="of:=6.8*POWER(10;-9)" office:value-type="float" office:value="0.0000000068" calcext:value-type="float">
            <text:p>0,0000000068</text:p>
          </table:table-cell>
          <table:table-cell table:formula="of:=SQRT(3)/([.C19]*[.E19])" office:value-type="float" office:value="70.753709459513" calcext:value-type="float">
            <text:p>70,753709459513</text:p>
          </table:table-cell>
          <table:table-cell table:formula="of:=ABS([.$A$2]-[.F19])" office:value-type="float" office:value="0.753709459512947" calcext:value-type="float">
            <text:p>0,75</text:p>
          </table:table-cell>
        </table:table-row>
        <table:table-row table:style-name="ro1">
          <table:table-cell table:number-columns-repeated="2"/>
          <table:table-cell office:value-type="float" office:value="3000000" calcext:value-type="float">
            <text:p>3 000 000,00</text:p>
          </table:table-cell>
          <table:table-cell table:formula="of:=SQRT(3)/([.$A$2]*[.E20])" office:value-type="float" office:value="3017510.11771581" calcext:value-type="float">
            <text:p>3 017 510,12</text:p>
          </table:table-cell>
          <table:table-cell table:formula="of:=8.2*POWER(10;-9)" office:value-type="float" office:value="0.0000000082" calcext:value-type="float">
            <text:p>0,0000000082</text:p>
          </table:table-cell>
          <table:table-cell table:formula="of:=SQRT(3)/([.C20]*[.E20])" office:value-type="float" office:value="70.408569413369" calcext:value-type="float">
            <text:p>70,408569413369</text:p>
          </table:table-cell>
          <table:table-cell table:formula="of:=ABS([.$A$2]-[.F20])" office:value-type="float" office:value="0.408569413368994" calcext:value-type="float">
            <text:p>0,41</text:p>
          </table:table-cell>
        </table:table-row>
        <table:table-row table:style-name="ro1">
          <table:table-cell table:number-columns-repeated="2"/>
          <table:table-cell office:value-type="float" office:value="2400000" calcext:value-type="float">
            <text:p>2 400 000,00</text:p>
          </table:table-cell>
          <table:table-cell table:formula="of:=SQRT(3)/([.$A$2]*[.E21])" office:value-type="float" office:value="2474358.29652697" calcext:value-type="float">
            <text:p>2 474 358,30</text:p>
          </table:table-cell>
          <table:table-cell table:formula="of:=10*POWER(10;-9)" office:value-type="float" office:value="0.00000001" calcext:value-type="float">
            <text:p>0,00000001</text:p>
          </table:table-cell>
          <table:table-cell table:formula="of:=SQRT(3)/([.C21]*[.E21])" office:value-type="float" office:value="72.1687836487032" calcext:value-type="float">
            <text:p>72,1687836487032</text:p>
          </table:table-cell>
          <table:table-cell table:formula="of:=ABS([.$A$2]-[.F21])" office:value-type="float" office:value="2.16878364870321" calcext:value-type="float">
            <text:p>2,17</text:p>
          </table:table-cell>
        </table:table-row>
        <table:table-row table:style-name="ro1">
          <table:table-cell table:number-columns-repeated="2"/>
          <table:table-cell office:value-type="float" office:value="1100000" calcext:value-type="float">
            <text:p>1 100 000,00</text:p>
          </table:table-cell>
          <table:table-cell table:formula="of:=SQRT(3)/([.$A$2]*[.E22])" office:value-type="float" office:value="1124708.31660317" calcext:value-type="float">
            <text:p>1 124 708,32</text:p>
          </table:table-cell>
          <table:table-cell table:formula="of:=22*POWER(10;-9)" office:value-type="float" office:value="0.000000022" calcext:value-type="float">
            <text:p>0,000000022</text:p>
          </table:table-cell>
          <table:table-cell table:formula="of:=SQRT(3)/([.C22]*[.E22])" office:value-type="float" office:value="71.5723474202015" calcext:value-type="float">
            <text:p>71,5723474202015</text:p>
          </table:table-cell>
          <table:table-cell table:formula="of:=ABS([.$A$2]-[.F22])" office:value-type="float" office:value="1.57234742020152" calcext:value-type="float">
            <text:p>1,57</text:p>
          </table:table-cell>
        </table:table-row>
        <table:table-row table:style-name="ro1">
          <table:table-cell table:number-columns-repeated="2"/>
          <table:table-cell table:style-name="ce2" office:value-type="float" office:value="750000" calcext:value-type="float">
            <text:p>750 000,00</text:p>
          </table:table-cell>
          <table:table-cell table:style-name="ce2" table:formula="of:=SQRT(3)/([.$A$2]*[.E23])" office:value-type="float" office:value="749805.544402111" calcext:value-type="float">
            <text:p>749 805,54</text:p>
          </table:table-cell>
          <table:table-cell table:style-name="ce3" table:formula="of:=33*POWER(10;-9)" office:value-type="float" office:value="0.000000033" calcext:value-type="float">
            <text:p>0,000000033</text:p>
          </table:table-cell>
          <table:table-cell table:style-name="ce3" table:formula="of:=SQRT(3)/([.C23]*[.E23])" office:value-type="float" office:value="69.9818508108637" calcext:value-type="float">
            <text:p>69,9818508108637</text:p>
          </table:table-cell>
          <table:table-cell table:style-name="ce2" table:formula="of:=ABS([.$A$2]-[.F23])" office:value-type="float" office:value="0.0181491891362811" calcext:value-type="float">
            <text:p>0,02</text:p>
          </table:table-cell>
        </table:table-row>
        <table:table-row table:style-name="ro1">
          <table:table-cell table:number-columns-repeated="2"/>
          <table:table-cell office:value-type="float" office:value="510000" calcext:value-type="float">
            <text:p>510 000,00</text:p>
          </table:table-cell>
          <table:table-cell table:formula="of:=SQRT(3)/([.$A$2]*[.E24])" office:value-type="float" office:value="526459.212027014" calcext:value-type="float">
            <text:p>526 459,21</text:p>
          </table:table-cell>
          <table:table-cell table:formula="of:=47*POWER(10;-9)" office:value-type="float" office:value="0.000000047" calcext:value-type="float">
            <text:p>0,000000047</text:p>
          </table:table-cell>
          <table:table-cell table:formula="of:=SQRT(3)/([.C24]*[.E24])" office:value-type="float" office:value="72.2591075331196" calcext:value-type="float">
            <text:p>72,2591075331196</text:p>
          </table:table-cell>
          <table:table-cell table:formula="of:=ABS([.$A$2]-[.F24])" office:value-type="float" office:value="2.2591075331196" calcext:value-type="float">
            <text:p>2,26</text:p>
          </table:table-cell>
        </table:table-row>
        <table:table-row table:style-name="ro1">
          <table:table-cell table:number-columns-repeated="2"/>
          <table:table-cell office:value-type="float" office:value="240000" calcext:value-type="float">
            <text:p>240 000,00</text:p>
          </table:table-cell>
          <table:table-cell table:formula="of:=SQRT(3)/([.$A$2]*[.E25])" office:value-type="float" office:value="247435.829652697" calcext:value-type="float">
            <text:p>247 435,83</text:p>
          </table:table-cell>
          <table:table-cell table:formula="of:=100*POWER(10;-9)" office:value-type="float" office:value="0.0000001" calcext:value-type="float">
            <text:p>0,0000001</text:p>
          </table:table-cell>
          <table:table-cell table:formula="of:=SQRT(3)/([.C25]*[.E25])" office:value-type="float" office:value="72.1687836487032" calcext:value-type="float">
            <text:p>72,1687836487032</text:p>
          </table:table-cell>
          <table:table-cell table:formula="of:=ABS([.$A$2]-[.F25])" office:value-type="float" office:value="2.16878364870321" calcext:value-type="float">
            <text:p>2,17</text:p>
          </table:table-cell>
        </table:table-row>
        <table:table-row table:style-name="ro1">
          <table:table-cell table:number-columns-repeated="2"/>
          <table:table-cell office:value-type="float" office:value="110000" calcext:value-type="float">
            <text:p>110 000,00</text:p>
          </table:table-cell>
          <table:table-cell table:formula="of:=SQRT(3)/([.$A$2]*[.E26])" office:value-type="float" office:value="112470.831660317" calcext:value-type="float">
            <text:p>112 470,83</text:p>
          </table:table-cell>
          <table:table-cell table:formula="of:=220*POWER(10;-9)" office:value-type="float" office:value="0.00000022" calcext:value-type="float">
            <text:p>0,00000022</text:p>
          </table:table-cell>
          <table:table-cell table:formula="of:=SQRT(3)/([.C26]*[.E26])" office:value-type="float" office:value="71.5723474202015" calcext:value-type="float">
            <text:p>71,5723474202015</text:p>
          </table:table-cell>
          <table:table-cell table:formula="of:=ABS([.$A$2]-[.F26])" office:value-type="float" office:value="1.57234742020152" calcext:value-type="float">
            <text:p>1,57</text:p>
          </table:table-cell>
        </table:table-row>
        <table:table-row table:style-name="ro1">
          <table:table-cell table:number-columns-repeated="2"/>
          <table:table-cell office:value-type="float" office:value="51000" calcext:value-type="float">
            <text:p>51 000,00</text:p>
          </table:table-cell>
          <table:table-cell table:formula="of:=SQRT(3)/([.$A$2]*[.E27])" office:value-type="float" office:value="52645.9212027014" calcext:value-type="float">
            <text:p>52 645,92</text:p>
          </table:table-cell>
          <table:table-cell table:formula="of:=470*POWER(10;-9)" office:value-type="float" office:value="0.00000047" calcext:value-type="float">
            <text:p>0,00000047</text:p>
          </table:table-cell>
          <table:table-cell table:formula="of:=SQRT(3)/([.C27]*[.E27])" office:value-type="float" office:value="72.2591075331196" calcext:value-type="float">
            <text:p>72,2591075331196</text:p>
          </table:table-cell>
          <table:table-cell table:formula="of:=ABS([.$A$2]-[.F27])" office:value-type="float" office:value="2.2591075331196" calcext:value-type="float">
            <text:p>2,26</text:p>
          </table:table-cell>
        </table:table-row>
        <table:table-row table:style-name="ro1">
          <table:table-cell table:number-columns-repeated="2"/>
          <table:table-cell office:value-type="float" office:value="24000" calcext:value-type="float">
            <text:p>24 000,00</text:p>
          </table:table-cell>
          <table:table-cell table:formula="of:=SQRT(3)/([.$A$2]*[.E28])" office:value-type="float" office:value="24743.5829652697" calcext:value-type="float">
            <text:p>24 743,58</text:p>
          </table:table-cell>
          <table:table-cell table:formula="of:=1*POWER(10;-6)" office:value-type="float" office:value="0.000001" calcext:value-type="float">
            <text:p>0,000001</text:p>
          </table:table-cell>
          <table:table-cell table:formula="of:=SQRT(3)/([.C28]*[.E28])" office:value-type="float" office:value="72.1687836487032" calcext:value-type="float">
            <text:p>72,1687836487032</text:p>
          </table:table-cell>
          <table:table-cell table:formula="of:=ABS([.$A$2]-[.F28])" office:value-type="float" office:value="2.16878364870321" calcext:value-type="float">
            <text:p>2,17</text:p>
          </table:table-cell>
        </table:table-row>
        <table:table-row table:style-name="ro1">
          <table:table-cell table:number-columns-repeated="2"/>
          <table:table-cell office:value-type="float" office:value="11000" calcext:value-type="float">
            <text:p>11 000,00</text:p>
          </table:table-cell>
          <table:table-cell table:formula="of:=SQRT(3)/([.$A$2]*[.E29])" office:value-type="float" office:value="11247.0831660317" calcext:value-type="float">
            <text:p>11 247,08</text:p>
          </table:table-cell>
          <table:table-cell table:formula="of:=2.2*POWER(10;-6)" office:value-type="float" office:value="0.0000022" calcext:value-type="float">
            <text:p>0,0000022</text:p>
          </table:table-cell>
          <table:table-cell table:formula="of:=SQRT(3)/([.C29]*[.E29])" office:value-type="float" office:value="71.5723474202015" calcext:value-type="float">
            <text:p>71,5723474202015</text:p>
          </table:table-cell>
          <table:table-cell table:formula="of:=ABS([.$A$2]-[.F29])" office:value-type="float" office:value="1.57234742020152" calcext:value-type="float">
            <text:p>1,57</text:p>
          </table:table-cell>
        </table:table-row>
        <table:table-row table:style-name="ro1">
          <table:table-cell table:number-columns-repeated="2"/>
          <table:table-cell office:value-type="float" office:value="5100" calcext:value-type="float">
            <text:p>5 100,00</text:p>
          </table:table-cell>
          <table:table-cell table:formula="of:=SQRT(3)/([.$A$2]*[.E30])" office:value-type="float" office:value="5264.59212027014" calcext:value-type="float">
            <text:p>5 264,59</text:p>
          </table:table-cell>
          <table:table-cell table:formula="of:=4.7*POWER(10;-6)" office:value-type="float" office:value="0.0000047" calcext:value-type="float">
            <text:p>0,0000047</text:p>
          </table:table-cell>
          <table:table-cell table:formula="of:=SQRT(3)/([.C30]*[.E30])" office:value-type="float" office:value="72.2591075331196" calcext:value-type="float">
            <text:p>72,2591075331196</text:p>
          </table:table-cell>
          <table:table-cell table:formula="of:=ABS([.$A$2]-[.F30])" office:value-type="float" office:value="2.25910753311962" calcext:value-type="float">
            <text:p>2,26</text:p>
          </table:table-cell>
        </table:table-row>
        <table:table-row table:style-name="ro1">
          <table:table-cell table:number-columns-repeated="2"/>
          <table:table-cell office:value-type="float" office:value="2400" calcext:value-type="float">
            <text:p>2 400,00</text:p>
          </table:table-cell>
          <table:table-cell table:formula="of:=SQRT(3)/([.$A$2]*[.E31])" office:value-type="float" office:value="2474.35829652697" calcext:value-type="float">
            <text:p>2 474,36</text:p>
          </table:table-cell>
          <table:table-cell table:formula="of:=10*POWER(10;-6)" office:value-type="float" office:value="0.00001" calcext:value-type="float">
            <text:p>0,00001</text:p>
          </table:table-cell>
          <table:table-cell table:formula="of:=SQRT(3)/([.C31]*[.E31])" office:value-type="float" office:value="72.1687836487032" calcext:value-type="float">
            <text:p>72,1687836487032</text:p>
          </table:table-cell>
          <table:table-cell table:formula="of:=ABS([.$A$2]-[.F31])" office:value-type="float" office:value="2.16878364870323" calcext:value-type="float">
            <text:p>2,17</text:p>
          </table:table-cell>
        </table:table-row>
        <table:table-row table:style-name="ro1">
          <table:table-cell table:number-columns-repeated="2"/>
          <table:table-cell office:value-type="float" office:value="1100" calcext:value-type="float">
            <text:p>1 100,00</text:p>
          </table:table-cell>
          <table:table-cell table:formula="of:=SQRT(3)/([.$A$2]*[.E32])" office:value-type="float" office:value="1124.70831660317" calcext:value-type="float">
            <text:p>1 124,71</text:p>
          </table:table-cell>
          <table:table-cell table:formula="of:=22*POWER(10;-6)" office:value-type="float" office:value="0.000022" calcext:value-type="float">
            <text:p>0,000022</text:p>
          </table:table-cell>
          <table:table-cell table:formula="of:=SQRT(3)/([.C32]*[.E32])" office:value-type="float" office:value="71.5723474202015" calcext:value-type="float">
            <text:p>71,5723474202015</text:p>
          </table:table-cell>
          <table:table-cell table:formula="of:=ABS([.$A$2]-[.F32])" office:value-type="float" office:value="1.57234742020154" calcext:value-type="float">
            <text:p>1,57</text:p>
          </table:table-cell>
        </table:table-row>
        <table:table-row table:style-name="ro1">
          <table:table-cell table:number-columns-repeated="2"/>
          <table:table-cell office:value-type="float" office:value="510" calcext:value-type="float">
            <text:p>510,00</text:p>
          </table:table-cell>
          <table:table-cell table:formula="of:=SQRT(3)/([.$A$2]*[.E33])" office:value-type="float" office:value="526.459212027014" calcext:value-type="float">
            <text:p>526,46</text:p>
          </table:table-cell>
          <table:table-cell table:formula="of:=47*POWER(10;-6)" office:value-type="float" office:value="0.000047" calcext:value-type="float">
            <text:p>0,000047</text:p>
          </table:table-cell>
          <table:table-cell table:formula="of:=SQRT(3)/([.C33]*[.E33])" office:value-type="float" office:value="72.2591075331196" calcext:value-type="float">
            <text:p>72,2591075331196</text:p>
          </table:table-cell>
          <table:table-cell table:formula="of:=ABS([.$A$2]-[.F33])" office:value-type="float" office:value="2.25910753311962" calcext:value-type="float">
            <text:p>2,26</text:p>
          </table:table-cell>
        </table:table-row>
        <table:table-row table:style-name="ro1">
          <table:table-cell table:number-columns-repeated="2"/>
          <table:table-cell office:value-type="float" office:value="240" calcext:value-type="float">
            <text:p>240,00</text:p>
          </table:table-cell>
          <table:table-cell table:formula="of:=SQRT(3)/([.$A$2]*[.E34])" office:value-type="float" office:value="247.435829652697" calcext:value-type="float">
            <text:p>247,44</text:p>
          </table:table-cell>
          <table:table-cell table:formula="of:=100*POWER(10;-6)" office:value-type="float" office:value="0.0001" calcext:value-type="float">
            <text:p>0,0001</text:p>
          </table:table-cell>
          <table:table-cell table:formula="of:=SQRT(3)/([.C34]*[.E34])" office:value-type="float" office:value="72.1687836487032" calcext:value-type="float">
            <text:p>72,1687836487032</text:p>
          </table:table-cell>
          <table:table-cell table:formula="of:=ABS([.$A$2]-[.F34])" office:value-type="float" office:value="2.16878364870323" calcext:value-type="float">
            <text:p>2,17</text:p>
          </table:table-cell>
        </table:table-row>
      </table:table>
      <table:table table:name="38kHz - Quadrature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ce1"/>
        <table:table-column table:style-name="co1" table:default-cell-style-name="Default"/>
        <table:table-column table:style-name="co1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=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_calc</text:p>
          </table:table-cell>
          <table:table-cell/>
        </table:table-row>
        <table:table-row table:style-name="ro1">
          <table:table-cell office:value-type="float" office:value="38000" calcext:value-type="float">
            <text:p>38000</text:p>
          </table:table-cell>
          <table:table-cell table:style-name="ce4" table:formula="of:=1/[.A2]" office:value-type="float" office:value="0.0000263157894736842" calcext:value-type="float">
            <text:p>0,00002632</text:p>
          </table:table-cell>
          <table:table-cell office:value-type="float" office:value="430000" calcext:value-type="float">
            <text:p>430 000,00</text:p>
          </table:table-cell>
          <table:table-cell table:formula="of:=1/([.$A$2]*[.E2]*PI()*2)" office:value-type="float" office:value="418828.797610251" calcext:value-type="float">
            <text:p>418 828,80</text:p>
          </table:table-cell>
          <table:table-cell table:formula="of:=10*POWER(10;-12)" office:value-type="float" office:value="0.00000000001" calcext:value-type="float">
            <text:p>1E-11</text:p>
          </table:table-cell>
          <table:table-cell table:formula="of:=1/([.C2]*[.E2]*2*PI())" office:value-type="float" office:value="37012.7774632315" calcext:value-type="float">
            <text:p>37012,77746323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0000" calcext:value-type="float">
            <text:p>330 000,00</text:p>
          </table:table-cell>
          <table:table-cell table:formula="of:=1/([.$A$2]*[.E3]*PI()*2)" office:value-type="float" office:value="349023.998008542" calcext:value-type="float">
            <text:p>349 024,00</text:p>
          </table:table-cell>
          <table:table-cell table:formula="of:=12*POWER(10;-12)" office:value-type="float" office:value="0.000000000012" calcext:value-type="float">
            <text:p>1,2E-11</text:p>
          </table:table-cell>
          <table:table-cell table:formula="of:=1/([.C3]*[.E3]*2*PI())" office:value-type="float" office:value="40190.6421949231" calcext:value-type="float">
            <text:p>40190,64219492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0000" calcext:value-type="float">
            <text:p>270 000,00</text:p>
          </table:table-cell>
          <table:table-cell table:formula="of:=1/([.$A$2]*[.E4]*PI()*2)" office:value-type="float" office:value="279219.198406834" calcext:value-type="float">
            <text:p>279 219,20</text:p>
          </table:table-cell>
          <table:table-cell table:formula="of:=15*POWER(10;-12)" office:value-type="float" office:value="0.000000000015" calcext:value-type="float">
            <text:p>1,5E-11</text:p>
          </table:table-cell>
          <table:table-cell table:formula="of:=1/([.C4]*[.E4]*2*PI())" office:value-type="float" office:value="39297.5168128137" calcext:value-type="float">
            <text:p>39297,51681281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0000" calcext:value-type="float">
            <text:p>220 000,00</text:p>
          </table:table-cell>
          <table:table-cell table:formula="of:=1/([.$A$2]*[.E5]*PI()*2)" office:value-type="float" office:value="232682.665339028" calcext:value-type="float">
            <text:p>232 682,67</text:p>
          </table:table-cell>
          <table:table-cell table:formula="of:=18*POWER(10;-12)" office:value-type="float" office:value="0.000000000018" calcext:value-type="float">
            <text:p>1,8E-11</text:p>
          </table:table-cell>
          <table:table-cell table:formula="of:=1/([.C5]*[.E5]*2*PI())" office:value-type="float" office:value="40190.6421949231" calcext:value-type="float">
            <text:p>40190,64219492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000" calcext:value-type="float">
            <text:p>200 000,00</text:p>
          </table:table-cell>
          <table:table-cell table:formula="of:=1/([.$A$2]*[.E6]*PI()*2)" office:value-type="float" office:value="209414.398805125" calcext:value-type="float">
            <text:p>209 414,40</text:p>
          </table:table-cell>
          <table:table-cell table:formula="of:=20*POWER(10;-12)" office:value-type="float" office:value="0.00000000002" calcext:value-type="float">
            <text:p>2E-11</text:p>
          </table:table-cell>
          <table:table-cell table:formula="of:=1/([.C6]*[.E6]*2*PI())" office:value-type="float" office:value="39788.7357729738" calcext:value-type="float">
            <text:p>39788,73577297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0000" calcext:value-type="float">
            <text:p>150 000,00</text:p>
          </table:table-cell>
          <table:table-cell table:formula="of:=1/([.$A$2]*[.E7]*PI()*2)" office:value-type="float" office:value="139609.599203417" calcext:value-type="float">
            <text:p>139 609,60</text:p>
          </table:table-cell>
          <table:table-cell table:formula="of:=30*POWER(10;-12)" office:value-type="float" office:value="0.00000000003" calcext:value-type="float">
            <text:p>3E-11</text:p>
          </table:table-cell>
          <table:table-cell table:formula="of:=1/([.C7]*[.E7]*2*PI())" office:value-type="float" office:value="35367.7651315323" calcext:value-type="float">
            <text:p>35367,76513153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000" calcext:value-type="float">
            <text:p>120 000,00</text:p>
          </table:table-cell>
          <table:table-cell table:formula="of:=1/([.$A$2]*[.E8]*PI()*2)" office:value-type="float" office:value="126917.817457652" calcext:value-type="float">
            <text:p>126 917,82</text:p>
          </table:table-cell>
          <table:table-cell table:formula="of:=33*POWER(10;-12)" office:value-type="float" office:value="0.000000000033" calcext:value-type="float">
            <text:p>3,3E-11</text:p>
          </table:table-cell>
          <table:table-cell table:formula="of:=1/([.C8]*[.E8]*2*PI())" office:value-type="float" office:value="40190.6421949231" calcext:value-type="float">
            <text:p>40190,6421949231</text:p>
          </table:table-cell>
          <table:table-cell table:formula="of:=ABS([.$A$2]-[.F8])" office:value-type="float" office:value="2190.64219492306" calcext:value-type="float">
            <text:p>2 190,64</text:p>
          </table:table-cell>
        </table:table-row>
        <table:table-row table:style-name="ro1">
          <table:table-cell table:number-columns-repeated="2"/>
          <table:table-cell office:value-type="float" office:value="91000" calcext:value-type="float">
            <text:p>91 000,00</text:p>
          </table:table-cell>
          <table:table-cell table:formula="of:=1/([.$A$2]*[.E9]*PI()*2)" office:value-type="float" office:value="89112.5101298406" calcext:value-type="float">
            <text:p>89 112,51</text:p>
          </table:table-cell>
          <table:table-cell table:formula="of:=47*POWER(10;-12)" office:value-type="float" office:value="0.000000000047" calcext:value-type="float">
            <text:p>4,7E-11</text:p>
          </table:table-cell>
          <table:table-cell table:formula="of:=1/([.C9]*[.E9]*2*PI())" office:value-type="float" office:value="37211.8174168565" calcext:value-type="float">
            <text:p>37211,8174168565</text:p>
          </table:table-cell>
          <table:table-cell table:formula="of:=ABS([.$A$2]-[.F9])" office:value-type="float" office:value="788.182583143476" calcext:value-type="float">
            <text:p>788,18</text:p>
          </table:table-cell>
        </table:table-row>
        <table:table-row table:style-name="ro1">
          <table:table-cell table:number-columns-repeated="2"/>
          <table:table-cell office:value-type="float" office:value="43000" calcext:value-type="float">
            <text:p>43 000,00</text:p>
          </table:table-cell>
          <table:table-cell table:formula="of:=1/([.$A$2]*[.E10]*PI()*2)" office:value-type="float" office:value="41882.8797610251" calcext:value-type="float">
            <text:p>41 882,88</text:p>
          </table:table-cell>
          <table:table-cell table:formula="of:=100*POWER(10;-12)" office:value-type="float" office:value="0.0000000001" calcext:value-type="float">
            <text:p>1E-10</text:p>
          </table:table-cell>
          <table:table-cell table:formula="of:=1/([.C10]*[.E10]*2*PI())" office:value-type="float" office:value="37012.7774632315" calcext:value-type="float">
            <text:p>37012,7774632315</text:p>
          </table:table-cell>
          <table:table-cell table:formula="of:=ABS([.$A$2]-[.F10])" office:value-type="float" office:value="987.222536768524" calcext:value-type="float">
            <text:p>987,22</text:p>
          </table:table-cell>
        </table:table-row>
        <table:table-row table:style-name="ro1">
          <table:table-cell table:number-columns-repeated="2"/>
          <table:table-cell office:value-type="float" office:value="27000" calcext:value-type="float">
            <text:p>27 000,00</text:p>
          </table:table-cell>
          <table:table-cell table:formula="of:=1/([.$A$2]*[.E11]*PI()*2)" office:value-type="float" office:value="27921.9198406834" calcext:value-type="float">
            <text:p>27 921,92</text:p>
          </table:table-cell>
          <table:table-cell table:formula="of:=150*POWER(10;-12)" office:value-type="float" office:value="0.00000000015" calcext:value-type="float">
            <text:p>1,5E-10</text:p>
          </table:table-cell>
          <table:table-cell table:formula="of:=1/([.C11]*[.E11]*2*PI())" office:value-type="float" office:value="39297.5168128137" calcext:value-type="float">
            <text:p>39297,5168128137</text:p>
          </table:table-cell>
          <table:table-cell table:formula="of:=ABS([.$A$2]-[.F11])" office:value-type="float" office:value="1297.51681281366" calcext:value-type="float">
            <text:p>1 297,52</text:p>
          </table:table-cell>
        </table:table-row>
        <table:table-row table:style-name="ro1">
          <table:table-cell table:number-columns-repeated="2"/>
          <table:table-cell office:value-type="float" office:value="20000" calcext:value-type="float">
            <text:p>20 000,00</text:p>
          </table:table-cell>
          <table:table-cell table:formula="of:=1/([.$A$2]*[.E12]*PI()*2)" office:value-type="float" office:value="19037.6726186478" calcext:value-type="float">
            <text:p>19 037,67</text:p>
          </table:table-cell>
          <table:table-cell table:formula="of:=220*POWER(10;-12)" office:value-type="float" office:value="0.00000000022" calcext:value-type="float">
            <text:p>2,2E-10</text:p>
          </table:table-cell>
          <table:table-cell table:formula="of:=1/([.C12]*[.E12]*2*PI())" office:value-type="float" office:value="36171.5779754308" calcext:value-type="float">
            <text:p>36171,5779754308</text:p>
          </table:table-cell>
          <table:table-cell table:formula="of:=ABS([.$A$2]-[.F12])" office:value-type="float" office:value="1828.42202456923" calcext:value-type="float">
            <text:p>1 828,42</text:p>
          </table:table-cell>
        </table:table-row>
        <table:table-row table:style-name="ro1">
          <table:table-cell table:number-columns-repeated="2"/>
          <table:table-cell office:value-type="float" office:value="13000" calcext:value-type="float">
            <text:p>13 000,00</text:p>
          </table:table-cell>
          <table:table-cell table:formula="of:=1/([.$A$2]*[.E13]*PI()*2)" office:value-type="float" office:value="12691.7817457652" calcext:value-type="float">
            <text:p>12 691,78</text:p>
          </table:table-cell>
          <table:table-cell table:formula="of:=330*POWER(10;-12)" office:value-type="float" office:value="0.00000000033" calcext:value-type="float">
            <text:p>3,3E-10</text:p>
          </table:table-cell>
          <table:table-cell table:formula="of:=1/([.C13]*[.E13]*2*PI())" office:value-type="float" office:value="37099.0543337751" calcext:value-type="float">
            <text:p>37099,0543337751</text:p>
          </table:table-cell>
          <table:table-cell table:formula="of:=ABS([.$A$2]-[.F13])" office:value-type="float" office:value="900.945666224856" calcext:value-type="float">
            <text:p>900,95</text:p>
          </table:table-cell>
        </table:table-row>
        <table:table-row table:style-name="ro1">
          <table:table-cell table:number-columns-repeated="2"/>
          <table:table-cell office:value-type="float" office:value="9100" calcext:value-type="float">
            <text:p>9 100,00</text:p>
          </table:table-cell>
          <table:table-cell table:formula="of:=1/([.$A$2]*[.E14]*PI()*2)" office:value-type="float" office:value="8911.25101298406" calcext:value-type="float">
            <text:p>8 911,25</text:p>
          </table:table-cell>
          <table:table-cell table:formula="of:=470*POWER(10;-12)" office:value-type="float" office:value="0.00000000047" calcext:value-type="float">
            <text:p>4,7E-10</text:p>
          </table:table-cell>
          <table:table-cell table:formula="of:=1/([.C14]*[.E14]*2*PI())" office:value-type="float" office:value="37211.8174168565" calcext:value-type="float">
            <text:p>37211,8174168565</text:p>
          </table:table-cell>
          <table:table-cell table:formula="of:=ABS([.$A$2]-[.F14])" office:value-type="float" office:value="788.182583143476" calcext:value-type="float">
            <text:p>788,18</text:p>
          </table:table-cell>
        </table:table-row>
        <table:table-row table:style-name="ro1">
          <table:table-cell table:number-columns-repeated="2"/>
          <table:table-cell office:value-type="float" office:value="4300" calcext:value-type="float">
            <text:p>4 300,00</text:p>
          </table:table-cell>
          <table:table-cell table:formula="of:=1/([.$A$2]*[.E15]*PI()*2)" office:value-type="float" office:value="4188.28797610251" calcext:value-type="float">
            <text:p>4 188,29</text:p>
          </table:table-cell>
          <table:table-cell table:formula="of:=1*POWER(10;-9)" office:value-type="float" office:value="0.000000001" calcext:value-type="float">
            <text:p>0,000000001</text:p>
          </table:table-cell>
          <table:table-cell table:formula="of:=1/([.C15]*[.E15]*2*PI())" office:value-type="float" office:value="37012.7774632315" calcext:value-type="float">
            <text:p>37012,7774632315</text:p>
          </table:table-cell>
          <table:table-cell table:formula="of:=ABS([.$A$2]-[.F15])" office:value-type="float" office:value="987.222536768524" calcext:value-type="float">
            <text:p>987,22</text:p>
          </table:table-cell>
        </table:table-row>
        <table:table-row table:style-name="ro1">
          <table:table-cell table:number-columns-repeated="2"/>
          <table:table-cell office:value-type="float" office:value="2000" calcext:value-type="float">
            <text:p>2 000,00</text:p>
          </table:table-cell>
          <table:table-cell table:formula="of:=1/([.$A$2]*[.E16]*PI()*2)" office:value-type="float" office:value="1903.76726186478" calcext:value-type="float">
            <text:p>1 903,77</text:p>
          </table:table-cell>
          <table:table-cell table:formula="of:=2.2*POWER(10;-9)" office:value-type="float" office:value="0.0000000022" calcext:value-type="float">
            <text:p>0,0000000022</text:p>
          </table:table-cell>
          <table:table-cell table:formula="of:=1/([.C16]*[.E16]*2*PI())" office:value-type="float" office:value="36171.5779754308" calcext:value-type="float">
            <text:p>36171,5779754308</text:p>
          </table:table-cell>
          <table:table-cell table:formula="of:=ABS([.$A$2]-[.F16])" office:value-type="float" office:value="1828.42202456924" calcext:value-type="float">
            <text:p>1 828,42</text:p>
          </table:table-cell>
        </table:table-row>
        <table:table-row table:style-name="ro1">
          <table:table-cell table:number-columns-repeated="2"/>
          <table:table-cell office:value-type="float" office:value="1300" calcext:value-type="float">
            <text:p>1 300,00</text:p>
          </table:table-cell>
          <table:table-cell table:formula="of:=1/([.$A$2]*[.E17]*PI()*2)" office:value-type="float" office:value="1269.17817457652" calcext:value-type="float">
            <text:p>1 269,18</text:p>
          </table:table-cell>
          <table:table-cell table:formula="of:=3.3*POWER(10;-9)" office:value-type="float" office:value="0.0000000033" calcext:value-type="float">
            <text:p>0,0000000033</text:p>
          </table:table-cell>
          <table:table-cell table:formula="of:=1/([.C17]*[.E17]*2*PI())" office:value-type="float" office:value="37099.0543337751" calcext:value-type="float">
            <text:p>37099,0543337751</text:p>
          </table:table-cell>
          <table:table-cell table:formula="of:=ABS([.$A$2]-[.F17])" office:value-type="float" office:value="900.945666224863" calcext:value-type="float">
            <text:p>900,95</text:p>
          </table:table-cell>
        </table:table-row>
        <table:table-row table:style-name="ro1">
          <table:table-cell table:number-columns-repeated="2"/>
          <table:table-cell office:value-type="float" office:value="910" calcext:value-type="float">
            <text:p>910,00</text:p>
          </table:table-cell>
          <table:table-cell table:formula="of:=1/([.$A$2]*[.E18]*PI()*2)" office:value-type="float" office:value="891.125101298406" calcext:value-type="float">
            <text:p>891,13</text:p>
          </table:table-cell>
          <table:table-cell table:formula="of:=4.7*POWER(10;-9)" office:value-type="float" office:value="0.0000000047" calcext:value-type="float">
            <text:p>0,0000000047</text:p>
          </table:table-cell>
          <table:table-cell table:formula="of:=1/([.C18]*[.E18]*2*PI())" office:value-type="float" office:value="37211.8174168565" calcext:value-type="float">
            <text:p>37211,8174168565</text:p>
          </table:table-cell>
          <table:table-cell table:formula="of:=ABS([.$A$2]-[.F18])" office:value-type="float" office:value="788.182583143484" calcext:value-type="float">
            <text:p>788,18</text:p>
          </table:table-cell>
        </table:table-row>
        <table:table-row table:style-name="ro1">
          <table:table-cell table:number-columns-repeated="2"/>
          <table:table-cell office:value-type="float" office:value="620" calcext:value-type="float">
            <text:p>620,00</text:p>
          </table:table-cell>
          <table:table-cell table:formula="of:=1/([.$A$2]*[.E19]*PI()*2)" office:value-type="float" office:value="615.924702368016" calcext:value-type="float">
            <text:p>615,92</text:p>
          </table:table-cell>
          <table:table-cell table:formula="of:=6.8*POWER(10;-9)" office:value-type="float" office:value="0.0000000068" calcext:value-type="float">
            <text:p>0,0000000068</text:p>
          </table:table-cell>
          <table:table-cell table:formula="of:=1/([.C19]*[.E19]*2*PI())" office:value-type="float" office:value="37750.2236935236" calcext:value-type="float">
            <text:p>37750,2236935236</text:p>
          </table:table-cell>
          <table:table-cell table:formula="of:=ABS([.$A$2]-[.F19])" office:value-type="float" office:value="249.776306476437" calcext:value-type="float">
            <text:p>249,78</text:p>
          </table:table-cell>
        </table:table-row>
        <table:table-row table:style-name="ro1">
          <table:table-cell table:number-columns-repeated="2"/>
          <table:table-cell table:style-name="ce2" office:value-type="float" office:value="510" calcext:value-type="float">
            <text:p>510,00</text:p>
          </table:table-cell>
          <table:table-cell table:formula="of:=1/([.$A$2]*[.E20]*PI()*2)" office:value-type="float" office:value="510.766826353964" calcext:value-type="float">
            <text:p>510,77</text:p>
          </table:table-cell>
          <table:table-cell table:style-name="ce3" table:formula="of:=8.2*POWER(10;-9)" office:value-type="float" office:value="0.0000000082" calcext:value-type="float">
            <text:p>0,0000000082</text:p>
          </table:table-cell>
          <table:table-cell table:formula="of:=1/([.C20]*[.E20]*2*PI())" office:value-type="float" office:value="38057.1360812758" calcext:value-type="float">
            <text:p>38057,1360812758</text:p>
          </table:table-cell>
          <table:table-cell table:style-name="ce2" table:formula="of:=ABS([.$A$2]-[.F20])" office:value-type="float" office:value="57.1360812757994" calcext:value-type="float">
            <text:p>57,14</text:p>
          </table:table-cell>
        </table:table-row>
        <table:table-row table:style-name="ro1">
          <table:table-cell table:number-columns-repeated="2"/>
          <table:table-cell office:value-type="float" office:value="430" calcext:value-type="float">
            <text:p>430,00</text:p>
          </table:table-cell>
          <table:table-cell table:formula="of:=1/([.$A$2]*[.E21]*PI()*2)" office:value-type="float" office:value="418.828797610251" calcext:value-type="float">
            <text:p>418,83</text:p>
          </table:table-cell>
          <table:table-cell table:formula="of:=10*POWER(10;-9)" office:value-type="float" office:value="0.00000001" calcext:value-type="float">
            <text:p>0,00000001</text:p>
          </table:table-cell>
          <table:table-cell table:formula="of:=1/([.C21]*[.E21]*2*PI())" office:value-type="float" office:value="37012.7774632315" calcext:value-type="float">
            <text:p>37012,7774632315</text:p>
          </table:table-cell>
          <table:table-cell table:formula="of:=ABS([.$A$2]-[.F21])" office:value-type="float" office:value="987.222536768524" calcext:value-type="float">
            <text:p>987,22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,00</text:p>
          </table:table-cell>
          <table:table-cell table:formula="of:=1/([.$A$2]*[.E22]*PI()*2)" office:value-type="float" office:value="190.376726186478" calcext:value-type="float">
            <text:p>190,38</text:p>
          </table:table-cell>
          <table:table-cell table:formula="of:=22*POWER(10;-9)" office:value-type="float" office:value="0.000000022" calcext:value-type="float">
            <text:p>0,000000022</text:p>
          </table:table-cell>
          <table:table-cell table:formula="of:=1/([.C22]*[.E22]*2*PI())" office:value-type="float" office:value="36171.5779754308" calcext:value-type="float">
            <text:p>36171,5779754308</text:p>
          </table:table-cell>
          <table:table-cell table:formula="of:=ABS([.$A$2]-[.F22])" office:value-type="float" office:value="1828.42202456924" calcext:value-type="float">
            <text:p>1 828,42</text:p>
          </table:table-cell>
        </table:table-row>
        <table:table-row table:style-name="ro1">
          <table:table-cell table:number-columns-repeated="2"/>
          <table:table-cell office:value-type="float" office:value="130" calcext:value-type="float">
            <text:p>130,00</text:p>
          </table:table-cell>
          <table:table-cell table:formula="of:=1/([.$A$2]*[.E23]*PI()*2)" office:value-type="float" office:value="126.917817457652" calcext:value-type="float">
            <text:p>126,92</text:p>
          </table:table-cell>
          <table:table-cell table:formula="of:=33*POWER(10;-9)" office:value-type="float" office:value="0.000000033" calcext:value-type="float">
            <text:p>0,000000033</text:p>
          </table:table-cell>
          <table:table-cell table:formula="of:=1/([.C23]*[.E23]*2*PI())" office:value-type="float" office:value="37099.0543337751" calcext:value-type="float">
            <text:p>37099,0543337751</text:p>
          </table:table-cell>
          <table:table-cell table:formula="of:=ABS([.$A$2]-[.F23])" office:value-type="float" office:value="900.945666224863" calcext:value-type="float">
            <text:p>900,95</text:p>
          </table:table-cell>
        </table:table-row>
        <table:table-row table:style-name="ro1">
          <table:table-cell table:number-columns-repeated="3"/>
          <table:table-cell table:formula="of:=1/([.$A$2]*[.E24]*PI()*2)" office:value-type="float" office:value="89.1125101298406" calcext:value-type="float">
            <text:p>89,11</text:p>
          </table:table-cell>
          <table:table-cell table:formula="of:=47*POWER(10;-9)" office:value-type="float" office:value="0.000000047" calcext:value-type="float">
            <text:p>0,00000004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1/([.$A$2]*[.E25]*PI()*2)" office:value-type="float" office:value="41.8828797610251" calcext:value-type="float">
            <text:p>41,88</text:p>
          </table:table-cell>
          <table:table-cell table:formula="of:=100*POWER(10;-9)" office:value-type="float" office:value="0.0000001" calcext:value-type="float">
            <text:p>0,000000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1/([.$A$2]*[.E26]*PI()*2)" office:value-type="float" office:value="19.0376726186478" calcext:value-type="float">
            <text:p>19,04</text:p>
          </table:table-cell>
          <table:table-cell table:formula="of:=220*POWER(10;-9)" office:value-type="float" office:value="0.00000022" calcext:value-type="float">
            <text:p>0,0000002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1/([.$A$2]*[.E27]*PI()*2)" office:value-type="float" office:value="8.91125101298406" calcext:value-type="float">
            <text:p>8,91</text:p>
          </table:table-cell>
          <table:table-cell table:formula="of:=470*POWER(10;-9)" office:value-type="float" office:value="0.00000047" calcext:value-type="float">
            <text:p>0,0000004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1/([.$A$2]*[.E28]*PI()*2)" office:value-type="float" office:value="4.18828797610251" calcext:value-type="float">
            <text:p>4,19</text:p>
          </table:table-cell>
          <table:table-cell table:formula="of:=1*POWER(10;-6)" office:value-type="float" office:value="0.000001" calcext:value-type="float">
            <text:p>0,00000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1/([.$A$2]*[.E29]*PI()*2)" office:value-type="float" office:value="1.90376726186478" calcext:value-type="float">
            <text:p>1,90</text:p>
          </table:table-cell>
          <table:table-cell table:formula="of:=2.2*POWER(10;-6)" office:value-type="float" office:value="0.0000022" calcext:value-type="float">
            <text:p>0,000002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1/([.$A$2]*[.E30]*PI()*2)" office:value-type="float" office:value="0.891125101298406" calcext:value-type="float">
            <text:p>0,89</text:p>
          </table:table-cell>
          <table:table-cell table:formula="of:=4.7*POWER(10;-6)" office:value-type="float" office:value="0.0000047" calcext:value-type="float">
            <text:p>0,000004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1/([.$A$2]*[.E31]*PI()*2)" office:value-type="float" office:value="0.418828797610251" calcext:value-type="float">
            <text:p>0,42</text:p>
          </table:table-cell>
          <table:table-cell table:formula="of:=10*POWER(10;-6)" office:value-type="float" office:value="0.00001" calcext:value-type="float">
            <text:p>0,0000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1/([.$A$2]*[.E32]*PI()*2)" office:value-type="float" office:value="0.190376726186478" calcext:value-type="float">
            <text:p>0,19</text:p>
          </table:table-cell>
          <table:table-cell table:formula="of:=22*POWER(10;-6)" office:value-type="float" office:value="0.000022" calcext:value-type="float">
            <text:p>0,00002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1/([.$A$2]*[.E33]*PI()*2)" office:value-type="float" office:value="0.0891125101298406" calcext:value-type="float">
            <text:p>0,09</text:p>
          </table:table-cell>
          <table:table-cell table:formula="of:=47*POWER(10;-6)" office:value-type="float" office:value="0.000047" calcext:value-type="float">
            <text:p>0,00004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1/([.$A$2]*[.E34]*PI()*2)" office:value-type="float" office:value="0.0418828797610251" calcext:value-type="float">
            <text:p>0,04</text:p>
          </table:table-cell>
          <table:table-cell table:formula="of:=100*POWER(10;-6)" office:value-type="float" office:value="0.0001" calcext:value-type="float">
            <text:p>0,000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pl" fo:country="PL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DejaVu Sans" fo:font-family="'DejaVu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 number:grouping="true"/>
    </number:number-style>
    <number:number-style style:name="N115">
      <number:number number:decimal-places="4" number:min-decimal-places="4" number:min-integer-digits="1" number:grouping="true"/>
    </number:number-style>
    <number:number-style style:name="N116">
      <number:number number:decimal-places="5" number:min-decimal-places="5" number:min-integer-digits="1" number:grouping="true"/>
    </number:number-style>
    <number:number-style style:name="N117">
      <number:number number:decimal-places="6" number:min-decimal-places="6" number:min-integer-digits="1" number:grouping="true"/>
    </number:number-style>
    <number:number-style style:name="N118">
      <number:number number:decimal-places="7" number:min-decimal-places="7" number:min-integer-digits="1" number:grouping="true"/>
    </number:number-style>
    <number:number-style style:name="N119">
      <number:number number:decimal-places="8" number:min-decimal-places="8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5T12:17:06.404198602</meta:creation-date>
    <dc:date>2026-01-05T15:06:16.942470652</dc:date>
    <meta:editing-duration>PT1H34M41S</meta:editing-duration>
    <meta:editing-cycles>3</meta:editing-cycles>
    <meta:generator>LibreOffice/25.8.3.2$Linux_X86_64 LibreOffice_project/580$Build-2</meta:generator>
    <meta:document-statistic meta:table-count="3" meta:cell-count="416" meta:object-count="0"/>
  </office:meta>
</office:document-meta>
</file>